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Heading_20_1">
      <style:text-properties style:font-name="Arial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6" style:family="paragraph" style:parent-style-name="Heading_20_3">
      <style:text-properties style:font-name="Ari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Preformatted_20_Text">
      <style:paragraph-properties fo:margin-left="0cm" fo:margin-right="0cm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3" style:family="paragraph" style:parent-style-name="Heading_20_3">
      <style:paragraph-properties fo:keep-with-next="always"/>
      <style:text-properties style:font-name="Arial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  <style:text-properties style:font-name="Arial" officeooo:paragraph-rsid="0010647a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  <style:text-properties style:font-name="Arial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  <style:text-properties style:font-name="Arial"/>
    </style:style>
    <style:style style:name="P21" style:family="paragraph" style:parent-style-name="Heading_20_3">
      <style:text-properties style:font-name="Arial" officeooo:paragraph-rsid="0013b7bb"/>
    </style:style>
    <style:style style:name="P22" style:family="paragraph" style:parent-style-name="Standard">
      <style:text-properties style:font-name="Arial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1411f1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officeooo:paragraph-rsid="001f7d86"/>
    </style:style>
    <style:style style:name="P27" style:family="paragraph" style:parent-style-name="Heading_20_3">
      <style:paragraph-properties fo:keep-with-next="always"/>
      <style:text-properties style:font-name="Arial" officeooo:paragraph-rsid="001411f1"/>
    </style:style>
    <style:style style:name="P28" style:family="paragraph" style:parent-style-name="Text_20_body" style:list-style-name="L7">
      <style:paragraph-properties fo:margin-top="0cm" fo:margin-bottom="0cm" style:contextual-spacing="false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officeooo:paragraph-rsid="001d03f5"/>
    </style:style>
    <style:style style:name="P31" style:family="paragraph" style:parent-style-name="Text_20_body" style:list-style-name="L8">
      <style:paragraph-properties fo:margin-left="0cm" fo:margin-right="0cm" fo:text-indent="0cm" style:auto-text-indent="false"/>
      <style:text-properties style:font-name="Arial" officeooo:paragraph-rsid="001f7d86"/>
    </style:style>
    <style:style style:name="P32" style:family="paragraph" style:parent-style-name="Preformatted_20_Text">
      <style:paragraph-properties fo:margin-left="2.501cm" fo:margin-right="0cm" fo:text-indent="0cm" style:auto-text-indent="false"/>
    </style:style>
    <style:style style:name="P33" style:family="paragraph" style:parent-style-name="Preformatted_20_Text">
      <style:paragraph-properties fo:margin-left="2.501cm" fo:margin-right="0cm" fo:text-indent="0cm" style:auto-text-indent="false"/>
      <style:text-properties officeooo:paragraph-rsid="002174d9"/>
    </style:style>
    <style:style style:name="P34" style:family="paragraph" style:parent-style-name="Preformatted_20_Text">
      <style:paragraph-properties fo:margin-left="2.501cm" fo:text-indent="0cm" style:auto-text-indent="false"/>
    </style:style>
    <style:style style:name="P35" style:family="paragraph" style:parent-style-name="Preformatted_20_Text">
      <style:paragraph-properties fo:margin-left="2.501cm" fo:margin-right="0cm" fo:margin-top="0cm" fo:margin-bottom="0.499cm" style:contextual-spacing="false" fo:text-indent="0cm" style:auto-text-indent="false"/>
    </style:style>
    <style:style style:name="P36" style:family="paragraph" style:parent-style-name="Text_20_body">
      <style:paragraph-properties fo:margin-left="2.501cm" fo:margin-right="0cm" fo:text-indent="0cm" style:auto-text-indent="false"/>
      <style:text-properties style:font-name="Arial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38" style:family="paragraph" style:parent-style-name="Text_20_body" style:list-style-name="L9">
      <style:paragraph-properties fo:margin-left="0cm" fo:margin-right="0cm" fo:text-indent="0cm" style:auto-text-indent="false"/>
      <style:text-properties style:font-name="Arial"/>
    </style:style>
    <style:style style:name="P39" style:family="paragraph" style:parent-style-name="Text_20_body" style:list-style-name="L9">
      <style:paragraph-properties fo:margin-left="0cm" fo:margin-right="0cm" fo:text-indent="0cm" style:auto-text-indent="false"/>
      <style:text-properties style:font-name="Arial" officeooo:rsid="0014d580" officeooo:paragraph-rsid="0014d580"/>
    </style:style>
    <style:style style:name="P40" style:family="paragraph" style:parent-style-name="Text_20_body" style:list-style-name="L9">
      <style:paragraph-properties fo:margin-left="0cm" fo:margin-right="0cm" fo:text-indent="0cm" style:auto-text-indent="false"/>
      <style:text-properties style:font-name="Arial" officeooo:rsid="002174d9" officeooo:paragraph-rsid="002174d9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paragraph-rsid="0014d580"/>
    </style:style>
    <style:style style:name="P42" style:family="paragraph" style:parent-style-name="Text_20_body" style:list-style-name="L10">
      <style:paragraph-properties fo:margin-left="0cm" fo:margin-right="0cm" fo:text-indent="0cm" style:auto-text-indent="false"/>
      <style:text-properties style:font-name="Arial" officeooo:paragraph-rsid="002174d9"/>
    </style:style>
    <style:style style:name="P43" style:family="paragraph" style:parent-style-name="Text_20_body" style:list-style-name="L10">
      <style:paragraph-properties fo:margin-left="0cm" fo:margin-right="0cm" fo:text-indent="0cm" style:auto-text-indent="false"/>
      <style:text-properties style:font-name="Arial" officeooo:paragraph-rsid="0014d580"/>
    </style:style>
    <style:style style:name="P44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45" style:family="paragraph" style:parent-style-name="Text_20_body" style:list-style-name="L10">
      <style:paragraph-properties fo:margin-left="0cm" fo:margin-right="0cm" fo:text-indent="0cm" style:auto-text-indent="false"/>
      <style:text-properties style:font-name="Arial"/>
    </style:style>
    <style:style style:name="P4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47" style:family="paragraph" style:parent-style-name="Text_20_body" style:list-style-name="L11">
      <style:paragraph-properties fo:margin-left="0cm" fo:margin-right="0cm" fo:text-indent="0cm" style:auto-text-indent="false"/>
      <style:text-properties style:font-name="Arial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14d580"/>
    </style:style>
    <style:style style:name="P49" style:family="paragraph" style:parent-style-name="Text_20_body" style:list-style-name="L12">
      <style:paragraph-properties fo:margin-left="0cm" fo:margin-right="0cm" fo:text-indent="0cm" style:auto-text-indent="false"/>
      <style:text-properties style:font-name="Arial"/>
    </style:style>
    <style:style style:name="P50" style:family="paragraph" style:parent-style-name="Text_20_body" style:list-style-name="L12">
      <style:paragraph-properties fo:margin-left="0cm" fo:margin-right="0cm" fo:text-indent="0cm" style:auto-text-indent="false"/>
      <style:text-properties style:font-name="Arial" officeooo:paragraph-rsid="001d03f5"/>
    </style:style>
    <style:style style:name="P51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52" style:family="paragraph" style:parent-style-name="Preformatted_20_Text">
      <style:paragraph-properties fo:margin-left="2.501cm" fo:margin-right="0cm" fo:text-indent="0cm" style:auto-text-indent="false"/>
      <style:text-properties officeooo:paragraph-rsid="0015a2d9"/>
    </style:style>
    <style:style style:name="P53" style:family="paragraph" style:parent-style-name="Text_20_body">
      <style:paragraph-properties fo:margin-left="2.501cm" fo:margin-right="0cm" fo:text-align="justify" style:justify-single-word="false" fo:text-indent="0cm" style:auto-text-indent="false"/>
    </style:style>
    <style:style style:name="P54" style:family="paragraph" style:parent-style-name="Text_20_body" style:list-style-name="L13">
      <style:paragraph-properties fo:text-align="justify" style:justify-single-word="false"/>
    </style:style>
    <style:style style:name="P55" style:family="paragraph" style:parent-style-name="Preformatted_20_Text">
      <style:text-properties style:font-name="Arial"/>
    </style:style>
    <style:style style:name="P56" style:family="paragraph" style:parent-style-name="Preformatted_20_Text" style:list-style-name="L14"/>
    <style:style style:name="P57" style:family="paragraph" style:parent-style-name="Preformatted_20_Text" style:list-style-name="L14">
      <style:text-properties officeooo:paragraph-rsid="0016388c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17a182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1adf0a"/>
    </style:style>
    <style:style style:name="P60" style:family="paragraph" style:parent-style-name="Preformatted_20_Text">
      <style:paragraph-properties fo:margin-left="0cm" fo:margin-right="0cm" fo:text-indent="0cm" style:auto-text-indent="false"/>
      <style:text-properties officeooo:paragraph-rsid="0022fe1a"/>
    </style:style>
    <style:style style:name="P61" style:family="paragraph" style:parent-style-name="Heading_20_1">
      <style:paragraph-properties fo:keep-with-next="always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style:text-underline-style="solid" style:text-underline-width="auto" style:text-underline-color="font-color"/>
    </style:style>
    <style:style style:name="T5" style:family="text">
      <style:text-properties style:font-name="Arial" fo:font-style="italic" style:text-underline-style="none" style:font-style-asian="italic" style:font-style-complex="italic"/>
    </style:style>
    <style:style style:name="T6" style:family="text">
      <style:text-properties style:font-name="Arial" officeooo:rsid="001411f1"/>
    </style:style>
    <style:style style:name="T7" style:family="text">
      <style:text-properties officeooo:rsid="0010647a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officeooo:rsid="00122d23"/>
    </style:style>
    <style:style style:name="T10" style:family="text">
      <style:text-properties officeooo:rsid="001d03f5"/>
    </style:style>
    <style:style style:name="T11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Arial" officeooo:rsid="00122d23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italic" style:font-style-asian="italic" style:font-style-complex="italic"/>
    </style:style>
    <style:style style:name="T15" style:family="text">
      <style:text-properties style:font-name="Arial" officeooo:rsid="001f7d86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Arial" officeooo:rsid="0014d580"/>
    </style:style>
    <style:style style:name="T19" style:family="text">
      <style:text-properties style:font-name="Arial" officeooo:rsid="001d03f5"/>
    </style:style>
    <style:style style:name="T20" style:family="text">
      <style:text-properties fo:font-style="italic" officeooo:rsid="001411f1" style:font-style-asian="italic" style:font-style-complex="italic"/>
    </style:style>
    <style:style style:name="T21" style:family="text">
      <style:text-properties officeooo:rsid="001411f1"/>
    </style:style>
    <style:style style:name="T22" style:family="text">
      <style:text-properties officeooo:rsid="002174d9"/>
    </style:style>
    <style:style style:name="T23" style:family="text">
      <style:text-properties officeooo:rsid="0014d580"/>
    </style:style>
    <style:style style:name="T24" style:family="text">
      <style:text-properties style:font-name="Arial" officeooo:rsid="0015a2d9"/>
    </style:style>
    <style:style style:name="T25" style:family="text">
      <style:text-properties style:font-name="Arial" officeooo:rsid="0016388c"/>
    </style:style>
    <style:style style:name="T26" style:family="text">
      <style:text-properties style:font-name="Arial" officeooo:rsid="00193208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officeooo:rsid="0017a182"/>
    </style:style>
    <style:style style:name="T29" style:family="text">
      <style:text-properties style:font-name="Arial" officeooo:rsid="0022fe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neural-description-language-ndl"/>Neural Description Language (NDL)</text:p>
      <text:p text:style-name="P2"><text:span text:style-name="T1"/></text:p>
      <text:p text:style-name="P2"><text:span text:style-name="T1">El </text:span><text:span text:style-name="Strong_20_Emphasis"><text:span text:style-name="T1">Neural Description Language (NDL)</text:span></text:span><text:span text:style-name="T1"> és un llenguatge dissenyat per descriure, configurar i gestionar xarxes neuronals. Aquest llenguatge es compon de diversos tipus de fitxers que permeten separar l'estructura, el contingut, la configuració d'entrenament i els punts de control.</text:span></text:p>
      <text:p text:style-name="P3"/>
      <text:h text:style-name="P4" text:outline-level="1"><text:bookmark text:name="tipus-de-fitxers-del-llenguatge-ndl"/>Tipus de fitxers del Llenguatge NDL</text:h>
      <text:h text:style-name="Heading_20_2" text:outline-level="2"><text:bookmark text:name="1-ndl---neural-description-language-estructura"/><text:span text:style-name="T1">1. </text:span><text:span text:style-name="Source_20_Text"><text:span text:style-name="T1">.ndl</text:span></text:span><text:span text:style-name="T1"> - Neural Description Language (Estructura)</text:span></text:h>
      <text:p text:style-name="P5">El format ‘<text:span text:style-name="T2">.ndl’</text:span> s'utilitza per definir l'arquitectura d'una xarxa neuronal, incloent-hi el nombre de capes, el nombre de neurones per capa i les connexions entre elles.</text:p>
      <text:h text:style-name="P6" text:outline-level="3"><text:bookmark text:name="estructura-general"/>Estructura Genera</text:h>
      <text:p text:style-name="P7">Un fitxer .ndl és un document JSON que conté els següents camps:</text:p>
      <text:list text:style-name="L1">
        <text:list-item>
          <text:p text:style-name="P8"><text:span text:style-name="Emphasis"><text:span text:style-name="T1">name</text:span></text:span><text:span text:style-name="T1">: (Obligatori) Nom de la xarxa.</text:span></text:p>
        </text:list-item>
        <text:list-item>
          <text:p text:style-name="P8"><text:span text:style-name="Emphasis"><text:span text:style-name="T1">description</text:span></text:span><text:span text:style-name="T1">: (Opcional) Descripció de la xarxa.</text:span></text:p>
        </text:list-item>
        <text:list-item>
          <text:p text:style-name="P8"><text:span text:style-name="Emphasis"><text:span text:style-name="T1">layers</text:span></text:span><text:span text:style-name="T1">: (Obligatori) Llista que especifica el nombre de neurones en cada capa.</text:span></text:p>
        </text:list-item>
        <text:list-item>
          <text:p text:style-name="P9"><text:span text:style-name="Emphasis"><text:span text:style-name="T1">links</text:span></text:span><text:span text:style-name="T1">: (Obligatori) Llista de connexions entre neurones.</text:span></text:p>
        </text:list-item>
      </text:list>
      <text:p text:style-name="P10"><text:span text:style-name="Strong_20_Emphasis"><text:span text:style-name="T3">Exemple</text:span></text:span><text:span text:style-name="T3">:</text:span></text:p>
      <text:p text:style-name="P11"><text:span text:style-name="Source_20_Text"><text:span text:style-name="T1">{</text:span></text:span></text:p>
      <text:p text:style-name="P11"><text:span text:style-name="Source_20_Text"><text:span text:style-name="T1"><text:s text:c="2"/>"name": "my_network",</text:span></text:span></text:p>
      <text:p text:style-name="P11"><text:span text:style-name="Source_20_Text"><text:span text:style-name="T1"><text:s text:c="2"/>"description": "Descripció opcional",</text:span></text:span></text:p>
      <text:p text:style-name="P11"><text:span text:style-name="Source_20_Text"><text:span text:style-name="T1"><text:s text:c="2"/>"layers": [40, 10, 10, 5],</text:span></text:span></text:p>
      <text:p text:style-name="P11"><text:span text:style-name="Source_20_Text"><text:span text:style-name="T1"><text:s text:c="2"/>"links": [</text:span></text:span></text:p>
      <text:p text:style-name="P11"><text:span text:style-name="Source_20_Text"><text:span text:style-name="T1"><text:s text:c="4"/>{"from": "L:0, N:n", "to": "L:1, N:n"},</text:span></text:span></text:p>
      <text:p text:style-name="P11"><text:span text:style-name="Source_20_Text"><text:span text:style-name="T1"><text:s text:c="4"/>{"from": "L:1, N:n", "to": "L:2, N:n"},</text:span></text:span></text:p>
      <text:p text:style-name="P11"><text:span text:style-name="Source_20_Text"><text:span text:style-name="T1"><text:s text:c="4"/>{"from": "L:y, N:n", "to": "L:y+1, N:n"},</text:span></text:span></text:p>
      <text:p text:style-name="P11"><text:span text:style-name="Source_20_Text"><text:span text:style-name="T1"><text:s text:c="4"/>{"from": "L:4, N:3", "to": "L:2, N:7"},</text:span></text:span></text:p>
      <text:p text:style-name="P11"><text:span text:style-name="Source_20_Text"><text:span text:style-name="T1"><text:s text:c="4"/>{"from": "L:2, N:3", "to": "L:4, N:n"}</text:span></text:span></text:p>
      <text:p text:style-name="P11"><text:span text:style-name="Source_20_Text"><text:span text:style-name="T1"><text:s text:c="2"/>]</text:span></text:span></text:p>
      <text:p text:style-name="P12"><text:span text:style-name="Source_20_Text"><text:span text:style-name="T1">}</text:span></text:span></text:p>
      <text:h text:style-name="P13" text:outline-level="3"><text:bookmark text:name="descripció-dels-camps"/>Descripció dels Camps</text:h>
      <text:list text:style-name="L2">
        <text:list-item>
          <text:p text:style-name="P14"><text:span text:style-name="Strong_20_Emphasis"><text:span text:style-name="T1">name</text:span></text:span><text:span text:style-name="T1"> (obligatori)<text:line-break/></text:span><text:span text:style-name="Emphasis"><text:span text:style-name="T1">Tipus</text:span></text:span><text:span text:style-name="T1">: Cadena de text<text:line-break/></text:span><text:span text:style-name="Emphasis"><text:span text:style-name="T1">Descripció</text:span></text:span><text:span text:style-name="T1">: Nom identificatiu de la xarxa neuronal.</text:span></text:p>
        </text:list-item>
        <text:list-item>
          <text:p text:style-name="P14"><text:soft-page-break/><text:span text:style-name="Strong_20_Emphasis"><text:span text:style-name="T1">description</text:span></text:span><text:span text:style-name="T1"> (opcional)<text:line-break/></text:span><text:span text:style-name="Emphasis"><text:span text:style-name="T1">Tipus</text:span></text:span><text:span text:style-name="T1">: Cadena de text<text:line-break/></text:span><text:span text:style-name="Emphasis"><text:span text:style-name="T1">Descripció</text:span></text:span><text:span text:style-name="T1">: Descripció opcional que proporciona informació addicional sobre la xarxa.</text:span></text:p>
        </text:list-item>
        <text:list-item>
          <text:p text:style-name="P14"><text:span text:style-name="Strong_20_Emphasis"><text:span text:style-name="T1">layers</text:span></text:span><text:span text:style-name="T1"> (obligatori)<text:line-break/></text:span><text:span text:style-name="Emphasis"><text:span text:style-name="T1">Tipus</text:span></text:span><text:span text:style-name="T1">: Llista d'enters<text:line-break/></text:span><text:span text:style-name="Emphasis"><text:span text:style-name="T1">Descripció</text:span></text:span><text:span text:style-name="T1">: Cada element de la llista representa el nombre de neurones en la capa corresponent, començant per la capa d'entrada.<text:line-break/></text:span><text:span text:style-name="T4">Nota</text:span><text:span text:style-name="T1">: La longitud de la llista determina el nombre total de capes de la xarxa. Per exemple, </text:span><text:span text:style-name="T5">"layers": [40, 10, 10, 5]</text:span><text:span text:style-name="T1"> indica una xarxa amb quatre capes: una capa d'entrada amb 40 neurones, dues capes ocultes amb 10 neurones cadascuna i una capa de sortida amb 5 neurones.</text:span></text:p>
        </text:list-item>
        <text:list-item>
          <text:p text:style-name="P14"><text:span text:style-name="Strong_20_Emphasis"><text:span text:style-name="T1">links</text:span></text:span><text:span text:style-name="T1"> (obligatori)<text:line-break/></text:span><text:span text:style-name="Emphasis"><text:span text:style-name="T1">Tipus</text:span></text:span><text:span text:style-name="T1">: Llista d'objectes<text:line-break/></text:span><text:span text:style-name="Emphasis"><text:span text:style-name="T1">Descripció</text:span></text:span><text:span text:style-name="T1">: Cada objecte </text:span><text:span text:style-name="T6">de la llista </text:span><text:span text:style-name="T1">defineix una connexió entre neurones, amb els camps:</text:span></text:p>
          <text:list>
            <text:list-item>
              <text:p text:style-name="P15">from: Especifica la<text:span text:style-name="T7">(es)</text:span> neurona<text:span text:style-name="T7">(es)</text:span> d'origen.</text:p>
            </text:list-item>
          </text:list>
        </text:list-item>
      </text:list>
      <text:list text:style-name="L3">
        <text:list-item>
          <text:list>
            <text:list-item>
              <text:p text:style-name="P16">to: Especifica la<text:span text:style-name="T7">(es)</text:span> neurona<text:span text:style-name="T7">(es)</text:span> de destinació.</text:p>
            </text:list-item>
          </text:list>
        </text:list-item>
      </text:list>
      <text:p text:style-name="P10"><text:bookmark text:name="format-per-a-from-i-to-lx-ny"/><text:span text:style-name="Strong_20_Emphasis"><text:span text:style-name="T1">Format per a from i to: "L:x, N:y":</text:span></text:span></text:p>
      <text:list text:style-name="L4">
        <text:list-item>
          <text:p text:style-name="P17"><text:span text:style-name="Emphasis"><text:span text:style-name="T1">L:x</text:span></text:span><text:span text:style-name="T1">: Indica la capa (x).</text:span></text:p>
          <text:list>
            <text:list-item>
              <text:p text:style-name="P18">x pot ser un número específic o la lletra y per referir-se a totes les capes.</text:p>
            </text:list-item>
          </text:list>
        </text:list-item>
        <text:list-item>
          <text:p text:style-name="P17"><text:span text:style-name="Emphasis"><text:span text:style-name="T1">N:y</text:span></text:span><text:span text:style-name="T1">: Indica la neurona (y) dins de la capa.</text:span></text:p>
          <text:list>
            <text:list-item>
              <text:p text:style-name="P19">y pot ser un número específic o la lletra n per referir-se a totes les neurones.</text:p>
            </text:list-item>
          </text:list>
        </text:list-item>
      </text:list>
      <text:p text:style-name="P10"><text:span text:style-name="Strong_20_Emphasis"><text:span text:style-name="T1">Exemples</text:span></text:span><text:span text:style-name="T8">:</text:span></text:p>
      <text:list text:style-name="L5">
        <text:list-item>
          <text:p text:style-name="P20">"L:0, N:n": Totes les neurones de la capa 0.</text:p>
        </text:list-item>
        <text:list-item>
          <text:p text:style-name="P20">"L:y, N:n": Totes les neurones de totes les capes.</text:p>
        </text:list-item>
        <text:list-item>
          <text:p text:style-name="P20">"L:2, N:3": La quarta neurona de la tercera capa.</text:p>
        </text:list-item>
        <text:list-item>
          <text:p text:style-name="P20"><text:span text:style-name="T9">From: </text:span>"L:2, N:3", "L:4" és equivalent a "L:2, N:3", "L:4, N:n".</text:p>
        </text:list-item>
        <text:list-item>
          <text:p text:style-name="P20">"L:y", "L:y+1" és equivalent a "L:y, N:n", "L:y+1, N:n".</text:p>
        </text:list-item>
      </text:list>
      <text:h text:style-name="Heading_20_2" text:outline-level="2"><text:bookmark text:name="2-ncl---neural-content-language-contingut"/><text:span text:style-name="T1">2. </text:span><text:span text:style-name="Source_20_Text"><text:span text:style-name="T8">.ncl</text:span></text:span><text:span text:style-name="T8"> </text:span><text:span text:style-name="T1">- Neural Content Language (Contingut)</text:span></text:h>
      <text:h text:style-name="P21" text:outline-level="3"><text:bookmark text:name="estructura-general Copy 1"/>Estructura Genera<text:span text:style-name="T10">l</text:span></text:h>
      <text:p text:style-name="P22">Un fitxer .ncl és un document JSON que conté els següents camps:</text:p>
      <text:list text:style-name="L6">
        <text:list-item>
          <text:p text:style-name="P23"><text:span text:style-name="Emphasis"><text:span text:style-name="T11">specification</text:span></text:span><text:span text:style-name="T1">: (Obligatori) Ruta o identificador del fitxer .ndl corresponent</text:span></text:p>
        </text:list-item>
        <text:list-item>
          <text:p text:style-name="P23"><text:span text:style-name="Emphasis"><text:span text:style-name="T11">NFs</text:span></text:span><text:span text:style-name="T1">: (Opcional) Llista de funcions d'activació assignades a neurones o capes. Per defecte la funció escollida serà "ReLU"</text:span></text:p>
        </text:list-item>
        <text:list-item>
          <text:p text:style-name="P23"><text:soft-page-break/><text:span text:style-name="Emphasis"><text:span text:style-name="T11">weights</text:span></text:span><text:span text:style-name="T1">: (Opcional) Llista de pesos per a les connexions sinàptiques. Per defecte els pesos de </text:span><text:span text:style-name="Emphasis"><text:span text:style-name="T1">from</text:span></text:span><text:span text:style-name="T1"> a </text:span><text:span text:style-name="Emphasis"><text:span text:style-name="T1">to</text:span></text:span><text:span text:style-name="T1"> es crearan amb valors al·leatoris Xavier/Gorot</text:span></text:p>
        </text:list-item>
        <text:list-item>
          <text:p text:style-name="P24"><text:span text:style-name="Emphasis"><text:span text:style-name="T11">biases</text:span></text:span><text:span text:style-name="T1">: (Opcional) Llista de valors de biaix per a les neurones. Per defecte el</text:span><text:span text:style-name="T12">s</text:span><text:span text:style-name="T1"> biaixos de </text:span><text:span text:style-name="Emphasis"><text:span text:style-name="T13">from</text:span></text:span><text:span text:style-name="T1"> a </text:span><text:span text:style-name="Emphasis"><text:span text:style-name="T14">to</text:span></text:span><text:span text:style-name="T1"> es crearan amb valor '0.0'</text:span></text:p>
        </text:list-item>
      </text:list>
      <text:p text:style-name="P25"><text:span text:style-name="Strong_20_Emphasis"><text:span text:style-name="T1">Exemple</text:span></text:span><text:span text:style-name="T8">:</text:span></text:p>
      <text:p text:style-name="P11"><text:span text:style-name="Source_20_Text"><text:span text:style-name="T1">{</text:span></text:span></text:p>
      <text:p text:style-name="P11"><text:span text:style-name="Source_20_Text"><text:span text:style-name="T1"><text:s text:c="2"/>"specification": "github.com/jibort/.../a.ndl",</text:span></text:span></text:p>
      <text:p text:style-name="P11"><text:span text:style-name="Source_20_Text"><text:span text:style-name="T1"><text:s text:c="2"/>"NFs": [</text:span></text:span></text:p>
      <text:p text:style-name="P26"><text:span text:style-name="Source_20_Text"><text:span text:style-name="T1"><text:s text:c="4"/>{ "</text:span></text:span><text:span text:style-name="Source_20_Text"><text:span text:style-name="T15">to": </text:span></text:span><text:span text:style-name="Source_20_Text"><text:span text:style-name="T1">"L:1, N:n", "</text:span></text:span><text:span text:style-name="Source_20_Text"><text:span text:style-name="T15">functions":</text:span></text:span><text:span text:style-name="Source_20_Text"><text:span text:style-name="T1"> ["ReLU", "Tanh"] },</text:span></text:span></text:p>
      <text:p text:style-name="P26"><text:span text:style-name="Source_20_Text"><text:span text:style-name="T1"><text:s text:c="4"/>{ "</text:span></text:span><text:span text:style-name="Source_20_Text"><text:span text:style-name="T15">to": </text:span></text:span><text:span text:style-name="Source_20_Text"><text:span text:style-name="T1">"L:1, N:3", "</text:span></text:span><text:span text:style-name="Source_20_Text"><text:span text:style-name="T15">functions":</text:span></text:span><text:span text:style-name="Source_20_Text"><text:span text:style-name="T1"> <text:s/>["Sigmoid"] },</text:span></text:span></text:p>
      <text:p text:style-name="P26"><text:span text:style-name="Source_20_Text"><text:span text:style-name="T1"><text:s text:c="4"/>{ "</text:span></text:span><text:span text:style-name="Source_20_Text"><text:span text:style-name="T15">to": </text:span></text:span><text:span text:style-name="Source_20_Text"><text:span text:style-name="T1">"L:y, N:1", "</text:span></text:span><text:span text:style-name="Source_20_Text"><text:span text:style-name="T15">functions":</text:span></text:span><text:span text:style-name="Source_20_Text"><text:span text:style-name="T1"> <text:s/>["Tanh", "ReLU"] },</text:span></text:span></text:p>
      <text:p text:style-name="P26"><text:span text:style-name="Source_20_Text"><text:span text:style-name="T1"><text:s text:c="4"/>{ "</text:span></text:span><text:span text:style-name="Source_20_Text"><text:span text:style-name="T15">to": </text:span></text:span><text:span text:style-name="Source_20_Text"><text:span text:style-name="T1">"L:1", </text:span></text:span><text:span text:style-name="Source_20_Text"><text:span text:style-name="T16">"</text:span></text:span><text:span text:style-name="Source_20_Text"><text:span text:style-name="T15">functions":</text:span></text:span><text:span text:style-name="Source_20_Text"><text:span text:style-name="T1"> <text:s/>["Sigmoid", "ReLU", "Linear"] }</text:span></text:span></text:p>
      <text:p text:style-name="P11"><text:span text:style-name="Source_20_Text"><text:span text:style-name="T1"><text:s text:c="2"/>],</text:span></text:span></text:p>
      <text:p text:style-name="P11"><text:span text:style-name="Source_20_Text"><text:span text:style-name="T1"><text:s text:c="2"/>"weights": [</text:span></text:span></text:p>
      <text:p text:style-name="P11"><text:span text:style-name="Source_20_Text"><text:span text:style-name="T1"><text:s text:c="4"/>{ "from": "L:0", "to": "L:1", "value": "-0.332"},</text:span></text:span></text:p>
      <text:p text:style-name="P11"><text:span text:style-name="Source_20_Text"><text:span text:style-name="T1"><text:s text:c="4"/>{ "from": "L:2", "to": "L:4, N:3", "value": "0.52"},</text:span></text:span></text:p>
      <text:p text:style-name="P11"><text:span text:style-name="Source_20_Text"><text:span text:style-name="T1"><text:s text:c="4"/>{ "from": "L:y, N:0", "to": "L:y+1, N:0", "value": "0.1*"},</text:span></text:span></text:p>
      <text:p text:style-name="P11"><text:span text:style-name="Source_20_Text"><text:span text:style-name="T1"><text:s text:c="4"/>{ "from": "L:2", "value": "RXG"},</text:span></text:span></text:p>
      <text:p text:style-name="P11"><text:span text:style-name="Source_20_Text"><text:span text:style-name="T1"><text:s text:c="4"/>{ "from": "L:2", "value": ["RNG"]}</text:span></text:span></text:p>
      <text:p text:style-name="P11"><text:span text:style-name="Source_20_Text"><text:span text:style-name="T1"><text:s text:c="2"/>],</text:span></text:span></text:p>
      <text:p text:style-name="P11"><text:span text:style-name="Source_20_Text"><text:span text:style-name="T1"><text:s text:c="2"/>"biases": [</text:span></text:span></text:p>
      <text:p text:style-name="P11"><text:span text:style-name="Source_20_Text"><text:span text:style-name="T1"><text:s text:c="4"/>{"from": "L:y", "value": "-0.59999"},</text:span></text:span></text:p>
      <text:p text:style-name="P11"><text:span text:style-name="Source_20_Text"><text:span text:style-name="T1"><text:s text:c="4"/>{"from": "L:2", "value": "0.59999"},</text:span></text:span></text:p>
      <text:p text:style-name="P11"><text:span text:style-name="Source_20_Text"><text:span text:style-name="T1"><text:s text:c="4"/>{"from": "L:y", "to": "N:3", value: "-0.31415"}</text:span></text:span></text:p>
      <text:p text:style-name="P11"><text:span text:style-name="Source_20_Text"><text:span text:style-name="T1"><text:s text:c="2"/>]</text:span></text:span></text:p>
      <text:p text:style-name="P12"><text:span text:style-name="Source_20_Text"><text:span text:style-name="T1">}</text:span></text:span></text:p>
      <text:h text:style-name="P27" text:outline-level="3"><text:bookmark text:name="descripció-dels-camps Copy 1"/>Descripció dels Camps</text:h>
      <text:list xml:id="list2664137465" text:style-name="L7">
        <text:list-item>
          <text:p text:style-name="P28"><text:span text:style-name="Emphasis"><text:span text:style-name="T11">specification</text:span></text:span></text:p>
        </text:list-item>
      </text:list>
      <text:list xml:id="list3993861361" text:style-name="L8">
        <text:list-item>
          <text:list>
            <text:list-item>
              <text:p text:style-name="P29">Tipus: Cadena de text</text:p>
            </text:list-item>
            <text:list-item>
              <text:p text:style-name="P30"><text:span text:style-name="T1">Descripció: Identifica el fitxer .ndl que defineix l'estructura de la xarxa a la qual es refereixen els valors proporcionats.</text:span></text:p>
            </text:list-item>
          </text:list>
        </text:list-item>
      </text:list>
      <text:list text:continue-list="list2664137465" text:style-name="L7">
        <text:list-item>
          <text:p text:style-name="P28"><text:span text:style-name="Emphasis"><text:span text:style-name="T11">NFs </text:span></text:span><text:span text:style-name="Emphasis"><text:span text:style-name="T17">(Neural Functions)</text:span></text:span></text:p>
        </text:list-item>
      </text:list>
      <text:list text:continue-list="list3993861361" text:style-name="L8">
        <text:list-item>
          <text:list>
            <text:list-item>
              <text:p text:style-name="P29">Tipus: Llista d'objectes</text:p>
            </text:list-item>
            <text:list-item>
              <text:p text:style-name="P31">Descripció: Assigna funcions d'activació a neurones o capes específiques. Cada objecte conté una clau que especifica la neurona o capa i un valor que és una llista de funcions d'activació.</text:p>
            </text:list-item>
            <text:list-item>
              <text:p text:style-name="P31">Format:</text:p>
            </text:list-item>
          </text:list>
        </text:list-item>
      </text:list>
      <text:p text:style-name="P32"><text:span text:style-name="Source_20_Text"><text:span text:style-name="T1">"NFs": [</text:span></text:span></text:p>
      <text:p text:style-name="P33"><text:span text:style-name="Source_20_Text"><text:span text:style-name="T1"><text:s text:c="2"/>{</text:span></text:span><text:span text:style-name="Source_20_Text"><text:span text:style-name="T18">to: </text:span></text:span><text:span text:style-name="Source_20_Text"><text:span text:style-name="T1">"L:x, N:y", "</text:span></text:span><text:span text:style-name="Source_20_Text"><text:span text:style-name="T18">funct</text:span></text:span><text:span text:style-name="Source_20_Text"><text:span text:style-name="T19">ion</text:span></text:span><text:span text:style-name="Source_20_Text"><text:span text:style-name="T18">s"</text:span></text:span><text:span text:style-name="Source_20_Text"><text:span text:style-name="T1">: ["Funció1", "Funció2"]},</text:span></text:span></text:p>
      <text:p text:style-name="P34"><text:span text:style-name="Source_20_Text"><text:span text:style-name="T1"><text:s text:c="2"/>...</text:span></text:span></text:p>
      <text:p text:style-name="P35"><text:span text:style-name="Source_20_Text"><text:span text:style-name="T1">]</text:span></text:span></text:p>
      <text:p text:style-name="P36">On:</text:p>
      <text:list text:style-name="L9">
        <text:list-item>
          <text:list>
            <text:list-item>
              <text:list>
                <text:list-item>
                  <text:p text:style-name="P37"><text:span text:style-name="T20">x</text:span> <text:span text:style-name="T21">i</text:span>ndica la capa x. Pot ser un número específic o la lletra ‘y’ per referir-se a totes les capes.</text:p>
                </text:list-item>
                <text:list-item>
                  <text:p text:style-name="P38"><text:soft-page-break/><text:span text:style-name="T2">N:y</text:span>: Indica la neurona y dins de la capa. Pot ser un número específic o la lletra ‘n’ per referir-se a totes les neurones.</text:p>
                </text:list-item>
                <text:list-item>
                  <text:p text:style-name="P39">Es segueixen tots els criteris descrits prèviament pels camps ‘from’ i ‘to’.</text:p>
                </text:list-item>
                <text:list-item>
                  <text:p text:style-name="P40">´La llista de cadenes de caràcters <text:span text:style-name="T2">functions </text:span>estableix totes les funcions neuronals que <text:s/>s’executaran per ordre un cop s’hagi obtingut el resultat del càlcul sobre pesos i biases.</text:p>
                </text:list-item>
              </text:list>
            </text:list-item>
          </text:list>
        </text:list-item>
      </text:list>
      <text:p text:style-name="P41"><text:span text:style-name="Strong_20_Emphasis"><text:span text:style-name="T1">Exemple</text:span></text:span><text:span text:style-name="Strong_20_Emphasis"><text:span text:style-name="T18">s</text:span></text:span><text:span text:style-name="T8">:</text:span></text:p>
      <text:list text:style-name="L10">
        <text:list-item>
          <text:list>
            <text:list-item>
              <text:p text:style-name="P42">{"<text:span text:style-name="T22">to": </text:span>"L:1, N:n", "<text:span text:style-name="T22">functions":</text:span> ["ReLU", "Tanh"]}: Assigna les funcions d'activació <text:span text:style-name="T2">ReLU</text:span> i <text:span text:style-name="T2">Tanh</text:span> a totes les neurones de la capa 1.</text:p>
            </text:list-item>
            <text:list-item>
              <text:p text:style-name="P42">{"<text:span text:style-name="T22">to": </text:span>"L:y, N:1", "<text:span text:style-name="T22">functions"</text:span>: ["Tanh", "ReLU"]}: Assigna les funcions d'activació <text:span text:style-name="T2">Tanh</text:span> i <text:span text:style-name="T2">ReLU</text:span> a la primera neurona de totes les capes.</text:p>
            </text:list-item>
          </text:list>
        </text:list-item>
        <text:list-item>
          <text:p text:style-name="P43"><text:span text:style-name="T2">weights</text:span> (Pesos)</text:p>
          <text:list>
            <text:list-item>
              <text:p text:style-name="P44">Tipus: Llista d'objectes</text:p>
            </text:list-item>
            <text:list-item>
              <text:p text:style-name="P44">Descripció: Defineix els pesos de les connexions sinàptiques entre neurones. Cada objecte especifica la neurona d'origen, la neurona de destinació i el valor del pes.</text:p>
            </text:list-item>
            <text:list-item>
              <text:p text:style-name="P45">Format:</text:p>
            </text:list-item>
          </text:list>
        </text:list-item>
      </text:list>
      <text:p text:style-name="P32"><text:span text:style-name="Source_20_Text"><text:span text:style-name="T1">"weights": [</text:span></text:span></text:p>
      <text:p text:style-name="P32"><text:span text:style-name="Source_20_Text"><text:span text:style-name="T1"><text:s text:c="2"/>{"from": "L:x, N:y", "to": "L:z, N:w", "value": "pes"},</text:span></text:span></text:p>
      <text:p text:style-name="P34"><text:span text:style-name="Source_20_Text"><text:span text:style-name="T1"><text:s text:c="2"/>...</text:span></text:span></text:p>
      <text:p text:style-name="P35"><text:span text:style-name="Source_20_Text"><text:span text:style-name="T1">]</text:span></text:span></text:p>
      <text:p text:style-name="P36">On:</text:p>
      <text:list text:style-name="L11">
        <text:list-item>
          <text:list>
            <text:list-item>
              <text:list>
                <text:list-item>
                  <text:p text:style-name="P46">from: Neurona d'origen, especificada com "L:x, N:y".</text:p>
                </text:list-item>
                <text:list-item>
                  <text:p text:style-name="P46">to: Neurona de destinació, especificada de la mateixa manera.</text:p>
                </text:list-item>
                <text:list-item>
                  <text:p text:style-name="P47">value: Valor del pes, que pot ser un número o una cadena que indica un mètode d'inicialització aleatòria (per exemple, "RXG" per a Xavier/Glorot) <text:span text:style-name="T23">o valors especials com</text:span> «<text:span text:style-name="T23">+inf», «-inf», «NaN», «nul», ...</text:span></text:p>
                </text:list-item>
              </text:list>
            </text:list-item>
          </text:list>
        </text:list-item>
      </text:list>
      <text:p text:style-name="P48"><text:span text:style-name="Strong_20_Emphasis"><text:span text:style-name="T1">Exemple</text:span></text:span><text:span text:style-name="Strong_20_Emphasis"><text:span text:style-name="T18">s</text:span></text:span><text:span text:style-name="T8">:</text:span></text:p>
      <text:list text:style-name="L12">
        <text:list-item>
          <text:p text:style-name="P49">{"from": "L:0", "to": "L:1", "value": "-0.332"}: Assigna un pes de -0.332 a totes les connexions de la capa 0 a la capa 1.</text:p>
        </text:list-item>
        <text:list-item>
          <text:p text:style-name="P49">{"from": "L:2", "value": "RXG"}: Inicialitza aleatòriament els pesos de totes les connexions que surten de la capa 2 segons el mètode Xavier/Glorot.</text:p>
        </text:list-item>
        <text:list-item>
          <text:p text:style-name="P50">"biases" (Biaixos)</text:p>
          <text:list>
            <text:list-item>
              <text:p text:style-name="P51">Tipus: Llista d'objectes</text:p>
            </text:list-item>
            <text:list-item>
              <text:p text:style-name="P51"><text:soft-page-break/>Descripció: Especifica els valors de biaix per a neurones individuals o grups de neurones. Cada objecte indica la capa i/o neurona i el valor del biaix.</text:p>
            </text:list-item>
            <text:list-item>
              <text:p text:style-name="P49">Format:</text:p>
            </text:list-item>
          </text:list>
        </text:list-item>
      </text:list>
      <text:p text:style-name="P32"><text:span text:style-name="Source_20_Text"><text:span text:style-name="T1">"biases": [</text:span></text:span></text:p>
      <text:p text:style-name="P52"><text:span text:style-name="Source_20_Text"><text:span text:style-name="T1"><text:s text:c="2"/>{ </text:span></text:span><text:span text:style-name="Source_20_Text"><text:span text:style-name="T24">neurons: </text:span></text:span><text:span text:style-name="Source_20_Text"><text:span text:style-name="T1">"L:x, N:y", "</text:span></text:span><text:span text:style-name="Source_20_Text"><text:span text:style-name="T24">bias</text:span></text:span><text:span text:style-name="Source_20_Text"><text:span text:style-name="T1">": "</text:span></text:span><text:span text:style-name="Source_20_Text"><text:span text:style-name="T24">value" </text:span></text:span><text:span text:style-name="Source_20_Text"><text:span text:style-name="T1">},</text:span></text:span></text:p>
      <text:p text:style-name="P34"><text:span text:style-name="Source_20_Text"><text:span text:style-name="T1"><text:s text:c="2"/>...</text:span></text:span></text:p>
      <text:p text:style-name="P32"><text:span text:style-name="Source_20_Text"><text:span text:style-name="T1">]</text:span></text:span></text:p>
      <text:p text:style-name="Preformatted_20_Text"><text:span text:style-name="Source_20_Text"><text:span text:style-name="T1"/></text:span></text:p>
      <text:p text:style-name="P53"><text:span text:style-name="Source_20_Text"><text:span text:style-name="T1">On:</text:span></text:span></text:p>
      <text:list text:style-name="L13">
        <text:list-item>
          <text:list>
            <text:list-item>
              <text:p text:style-name="P54"><text:span text:style-name="Source_20_Text"><text:span text:style-name="T14">‘L:x’</text:span></text:span><text:span text:style-name="Source_20_Text"><text:span text:style-name="T1">: Indica la capa x.</text:span></text:span></text:p>
            </text:list-item>
            <text:list-item>
              <text:p text:style-name="P54"><text:span text:style-name="Source_20_Text"><text:span text:style-name="T1">‘N:y’: Indica la neurona y dins de la capa.</text:span></text:span></text:p>
            </text:list-item>
            <text:list-item>
              <text:p text:style-name="P54"><text:span text:style-name="Source_20_Text"><text:span text:style-name="T1">‘</text:span></text:span><text:span text:style-name="Source_20_Text"><text:span text:style-name="T14">biaix</text:span></text:span><text:span text:style-name="Source_20_Text"><text:span text:style-name="T1">’: Valor del biaix assignat.</text:span></text:span></text:p>
            </text:list-item>
          </text:list>
        </text:list-item>
      </text:list>
      <text:p text:style-name="P55"/>
      <text:p text:style-name="P48"><text:span text:style-name="Strong_20_Emphasis"><text:span text:style-name="T1">Exemple</text:span></text:span><text:span text:style-name="Strong_20_Emphasis"><text:span text:style-name="T18">s</text:span></text:span><text:span text:style-name="Source_20_Text"><text:span text:style-name="T8">:</text:span></text:span></text:p>
      <text:list text:style-name="L14">
        <text:list-item>
          <text:p text:style-name="P56"><text:span text:style-name="Source_20_Text"><text:span text:style-name="T1">{</text:span></text:span><text:span text:style-name="Source_20_Text"><text:span text:style-name="T24">neurons: </text:span></text:span><text:span text:style-name="Source_20_Text"><text:span text:style-name="T1">"L:y", </text:span></text:span><text:span text:style-name="Source_20_Text"><text:span text:style-name="T24">value:</text:span></text:span><text:span text:style-name="Source_20_Text"><text:span text:style-name="T1"> "-0.59999"}: Assigna un biaix de -0.59999 a totes les neurones de totes les capes.</text:span></text:span></text:p>
        </text:list-item>
        <text:list-item>
          <text:p text:style-name="P56"><text:span text:style-name="Source_20_Text"><text:span text:style-name="T1">{</text:span></text:span><text:span text:style-name="Source_20_Text"><text:span text:style-name="T24">neurons: </text:span></text:span><text:span text:style-name="Source_20_Text"><text:span text:style-name="T1">"L:2", </text:span></text:span><text:span text:style-name="Source_20_Text"><text:span text:style-name="T24">value</text:span></text:span><text:span text:style-name="Source_20_Text"><text:span text:style-name="T1">: "0.59999"}: Assigna un biaix de 0.59999 a totes les neurones de la capa 2.</text:span></text:span></text:p>
        </text:list-item>
        <text:list-item>
          <text:p text:style-name="P57"><text:span text:style-name="Source_20_Text"><text:span text:style-name="T1">{</text:span></text:span><text:span text:style-name="Source_20_Text"><text:span text:style-name="T24">neurons: </text:span></text:span><text:span text:style-name="Source_20_Text"><text:span text:style-name="T1">"L:2, </text:span></text:span><text:span text:style-name="Source_20_Text"><text:span text:style-name="T25">N:6</text:span></text:span><text:span text:style-name="Source_20_Text"><text:span text:style-name="T1">", </text:span></text:span><text:span text:style-name="Source_20_Text"><text:span text:style-name="T24">value</text:span></text:span><text:span text:style-name="Source_20_Text"><text:span text:style-name="T1">: "0.59999"}: Assigna un biaix de 0.59999 a </text:span></text:span><text:span text:style-name="Source_20_Text"><text:span text:style-name="T25">la neurona 6 de </text:span></text:span><text:span text:style-name="Source_20_Text"><text:span text:style-name="T1">la capa 2.</text:span></text:span></text:p>
        </text:list-item>
      </text:list>
      <text:p text:style-name="P55"/>
      <text:h text:style-name="Heading_20_2" text:outline-level="2"><text:span text:style-name="Source_20_Text"><text:span text:style-name="T1">3. .nt</text:span></text:span><text:span text:style-name="Source_20_Text"><text:span text:style-name="T26">l</text:span></text:span><text:span text:style-name="Source_20_Text"><text:span text:style-name="T1"> - Neural Training Configuration (Configuració d'Entrenament)</text:span></text:span></text:h>
      <text:p text:style-name="P2"><text:span text:style-name="Source_20_Text"><text:span text:style-name="T27">Aquest fitxer defineix els paràmetres per configurar l'entrenament de la xarxa.</text:span></text:span></text:p>
      <text:p text:style-name="P58"><text:span text:style-name="Strong_20_Emphasis"><text:span text:style-name="T1">Exemple</text:span></text:span><text:span text:style-name="Source_20_Text"><text:span text:style-name="T8">:</text:span></text:span></text:p>
      <text:p text:style-name="P11"><text:span text:style-name="Source_20_Text"><text:span text:style-name="T1">{</text:span></text:span></text:p>
      <text:p text:style-name="P11"><text:span text:style-name="Source_20_Text"><text:span text:style-name="T1"><text:s text:c="2"/>"learningRate": 0.001,</text:span></text:span></text:p>
      <text:p text:style-name="P11"><text:span text:style-name="Source_20_Text"><text:span text:style-name="T1"><text:s text:c="2"/>"batchSize": 32,</text:span></text:span></text:p>
      <text:p text:style-name="P11"><text:span text:style-name="Source_20_Text"><text:span text:style-name="T1"><text:s text:c="2"/>"epochs": 100,</text:span></text:span></text:p>
      <text:p text:style-name="P11"><text:span text:style-name="Source_20_Text"><text:span text:style-name="T1"><text:s text:c="2"/>"optimizer": "Adam",</text:span></text:span></text:p>
      <text:p text:style-name="P11"><text:span text:style-name="Source_20_Text"><text:span text:style-name="T1"><text:s text:c="2"/>"lossFunction": "MSE"</text:span></text:span></text:p>
      <text:p text:style-name="P11"><text:span text:style-name="Source_20_Text"><text:span text:style-name="T1">}</text:span></text:span></text:p>
      <text:h text:style-name="Heading_20_2" text:outline-level="2"><text:span text:style-name="Source_20_Text"><text:span text:style-name="T1">4. .</text:span></text:span><text:span text:style-name="Source_20_Text"><text:span text:style-name="T28">n</text:span></text:span><text:span text:style-name="Source_20_Text"><text:span text:style-name="T1">k</text:span></text:span><text:span text:style-name="Source_20_Text"><text:span text:style-name="T28">l</text:span></text:span><text:span text:style-name="Source_20_Text"><text:span text:style-name="T1"> - Neural Checkpoint (Punt de Control)</text:span></text:span></text:h>
      <text:p text:style-name="P2"><text:span text:style-name="Source_20_Text"><text:span text:style-name="T27">Aquest</text:span></text:span><text:span text:style-name="Source_20_Text"><text:span text:style-name="T1"> fitxer desa l'estat complet de la xarxa.</text:span></text:span></text:p>
      <text:p text:style-name="P55"/>
      <text:p text:style-name="P59"><text:span text:style-name="Strong_20_Emphasis"><text:span text:style-name="T1">Exemple</text:span></text:span><text:span text:style-name="Source_20_Text"><text:span text:style-name="T8">:</text:span></text:span></text:p>
      <text:p text:style-name="P11"><text:span text:style-name="Source_20_Text"><text:span text:style-name="T1">{</text:span></text:span></text:p>
      <text:p text:style-name="P11"><text:span text:style-name="Source_20_Text"><text:span text:style-name="T1"><text:s text:c="2"/>"epoch": 42,</text:span></text:span></text:p>
      <text:p text:style-name="P11"><text:span text:style-name="Source_20_Text"><text:span text:style-name="T1"><text:s text:c="2"/>"weights": [</text:span></text:span></text:p>
      <text:p text:style-name="P60"><text:span text:style-name="Source_20_Text"><text:span text:style-name="T1"><text:s text:c="6"/>[0.52, 0.21],</text:span></text:span></text:p>
      <text:p text:style-name="P60"><text:span text:style-name="Source_20_Text"><text:span text:style-name="T1"><text:s text:c="6"/>[0.13, 0.79],</text:span></text:span></text:p>
      <text:p text:style-name="P60"><text:span text:style-name="Source_20_Text"><text:span text:style-name="T1"><text:s text:c="6"/>[0.34, 0.42] </text:span></text:span><text:span text:style-name="Source_20_Text"><text:span text:style-name="T29">]</text:span></text:span></text:p>
      <text:p text:style-name="P11"><text:span text:style-name="Source_20_Text"><text:span text:style-name="T1"><text:s text:c="3"/>],</text:span></text:span></text:p>
      <text:p text:style-name="P11"><text:span text:style-name="Source_20_Text"><text:span text:style-name="T1"><text:s text:c="3"/>"biases": [</text:span></text:span></text:p>
      <text:p text:style-name="P60"><text:span text:style-name="Source_20_Text"><text:span text:style-name="T1"><text:s text:c="7"/>[0.12, 0.22, 0.32],</text:span></text:span></text:p>
      <text:p text:style-name="P60"><text:soft-page-break/><text:span text:style-name="Source_20_Text"><text:span text:style-name="T1"><text:s text:c="6"/>[0.45, 0.53]</text:span></text:span></text:p>
      <text:p text:style-name="P11"><text:span text:style-name="Source_20_Text"><text:span text:style-name="T1"><text:s text:c="2"/>],</text:span></text:span></text:p>
      <text:p text:style-name="P60"><text:span text:style-name="Source_20_Text"><text:span text:style-name="T1"><text:s text:c="2"/>"</text:span></text:span><text:span text:style-name="Source_20_Text"><text:span text:style-name="T29">functions": [</text:span></text:span></text:p>
      <text:p text:style-name="P60"><text:span text:style-name="Source_20_Text"><text:span text:style-name="T1"><text:s text:c="6"/>["ReLU", "Tanh", ...],</text:span></text:span></text:p>
      <text:p text:style-name="P60"><text:span text:style-name="Source_20_Text"><text:span text:style-name="T1"><text:s text:c="6"/>["Sigmoid", "ReLU", "Linear"],</text:span></text:span></text:p>
      <text:p text:style-name="P60"><text:span text:style-name="Source_20_Text"><text:span text:style-name="T1"><text:s text:c="6"/>...</text:span></text:span></text:p>
      <text:p text:style-name="P60"><text:span text:style-name="Source_20_Text"><text:span text:style-name="T29"><text:s text:c="3"/>],</text:span></text:span></text:p>
      <text:p text:style-name="P11"><text:span text:style-name="Source_20_Text"><text:span text:style-name="T1">}</text:span></text:span><text:span text:style-name="T1"/></text:p>
      <text:h text:style-name="P61" text:outline-level="1"><text:span text:style-name="Strong_20_Emphasis"><text:span text:style-name="T1">Exemple d’ús</text:span></text:span></text:h>
      <text:p text:style-name="P11"><text:span text:style-name="Source_20_Text"><text:span text:style-name="T1">// Crear una xarxa des de l'estructura</text:span></text:span></text:p>
      <text:p text:style-name="P11"><text:span text:style-name="Source_20_Text"><text:span text:style-name="T1">network, err := NewNetworkCPU("my_network.ndl")</text:span></text:span></text:p>
      <text:p text:style-name="P11"><text:span text:style-name="Source_20_Text"><text:span text:style-name="T1">if err != nil {</text:span></text:span></text:p>
      <text:p text:style-name="Preformatted_20_Text"><text:span text:style-name="Source_20_Text"><text:span text:style-name="T1"><text:s text:c="4"/>log.Fatal(err)</text:span></text:span></text:p>
      <text:p text:style-name="P11"><text:span text:style-name="Source_20_Text"><text:span text:style-name="T1">}</text:span></text:span></text:p>
      <text:p text:style-name="P55"/>
      <text:p text:style-name="P11"><text:span text:style-name="Source_20_Text"><text:span text:style-name="T1">// Carregar els valors inicials</text:span></text:span></text:p>
      <text:p text:style-name="P11"><text:span text:style-name="Source_20_Text"><text:span text:style-name="T1">err = network.LoadContent("my_network_values.ncl")</text:span></text:span></text:p>
      <text:p text:style-name="P11"><text:span text:style-name="Source_20_Text"><text:span text:style-name="T1">if err != nil {</text:span></text:span></text:p>
      <text:p text:style-name="Preformatted_20_Text"><text:span text:style-name="Source_20_Text"><text:span text:style-name="T1"><text:s text:c="4"/>log.Fatal(err)</text:span></text:span></text:p>
      <text:p text:style-name="P11"><text:span text:style-name="Source_20_Text"><text:span text:style-name="T1">}</text:span></text:span></text:p>
      <text:p text:style-name="P55"/>
      <text:p text:style-name="P11"><text:span text:style-name="Source_20_Text"><text:span text:style-name="T1">// Entrenar la xarxa</text:span></text:span></text:p>
      <text:p text:style-name="P11"><text:span text:style-name="Source_20_Text"><text:span text:style-name="T1">trainer := NewTrainer("my_training_config.ntr")</text:span></text:span></text:p>
      <text:p text:style-name="Preformatted_20_Text"><text:span text:style-name="Source_20_Text"><text:span text:style-name="T1">trainer.Train(network)</text:span></text:span></text:p>
      <text:p text:style-name="P55"/>
      <text:p text:style-name="P11"><text:span text:style-name="Source_20_Text"><text:span text:style-name="T1">// Desar el punt de control</text:span></text:span></text:p>
      <text:p text:style-name="P11"><text:span text:style-name="Source_20_Text"><text:span text:style-name="T1">err = network.SaveCheckpoint("my_network_checkpoint.chk")</text:span></text:span></text:p>
      <text:p text:style-name="P11"><text:span text:style-name="Source_20_Text"><text:span text:style-name="T1">if err != nil {</text:span></text:span></text:p>
      <text:p text:style-name="Preformatted_20_Text"><text:span text:style-name="Source_20_Text"><text:span text:style-name="T1"><text:s text:c="4"/>log.Fatal(err)</text:span></text:span></text:p>
      <text:p text:style-name="P11"><text:span text:style-name="Source_20_Text"><text:span text:style-name="T1">}</text:span></text:span></text:p>
      <text:p text:style-name="P1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Arial1" fo:font-family="Arial" style:font-style-name="Normal" style:font-family-generic="swiss" style:font-pitch="variable" fo:font-size="22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Arial1" fo:font-family="Arial" style:font-style-name="Normal" style:font-family-generic="swiss" style:font-pitch="variable" fo:font-size="13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Arial1" fo:font-family="Arial" style:font-style-name="Normal" style:font-family-generic="swiss" style:font-pitch="variable" fo:font-size="12pt" fo:font-weight="normal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df0a"/>
    </style:style>
    <style:style style:name="MT2" style:family="text">
      <style:text-properties officeooo:rsid="001c51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Neural Description Language (NDL)<text:tab/><text:tab/><text:span text:style-name="MT1">v0.1 </text:span><text:span text:style-name="MT2">2024/12/14 ds. JIQ[GPT]</text:span></text:p>
      </style:header>
      <style:footer>
        <text:p text:style-name="MP2"><text:bookmark-start text:name="PageNumWizard_FOOTER_Default Page Style1 Copy 1"/><text:page-number text:select-page="current">6</text:page-number><text:s/>/ <text:page-count>6</text:page-count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3:38:51.638000000</meta:creation-date>
    <dc:date>2024-12-14T17:27:00.512000000</dc:date>
    <meta:editing-duration>PT45M36S</meta:editing-duration>
    <meta:editing-cycles>15</meta:editing-cycles>
    <meta:generator>LibreOffice/24.8.3.2$Windows_X86_64 LibreOffice_project/48a6bac9e7e268aeb4c3483fcf825c94556d9f92</meta:generator>
    <meta:print-date>2024-12-14T17:27:28.813000000</meta:print-date>
    <meta:printed-by>PDF files</meta:printed-by>
    <meta:document-statistic meta:table-count="0" meta:image-count="0" meta:object-count="0" meta:page-count="6" meta:paragraph-count="173" meta:word-count="1263" meta:character-count="7948" meta:non-whitespace-character-count="6716"/>
  </office:meta>
</office:document-meta>
</file>